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K4 Sol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K 4 Solver Solution proces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riabl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*rhsODE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Pointer to one of the right hand side ODEs of the state equation</text:p>
          </table:table-cell>
        </table:table-row>
        <table:table-row table:style-name="ro1">
          <table:table-cell office:value-type="string" calcext:value-type="string">
            <text:p>std:vector&lt;rhsODE&gt;</text:p>
          </table:table-cell>
          <table:table-cell office:value-type="string" calcext:value-type="string">
            <text:p>funcs</text:p>
          </table:table-cell>
          <table:table-cell office:value-type="string" calcext:value-type="string">
            <text:p>Vector of pointers to all rhsODEs that make up the state equations</text:p>
          </table:table-cell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state_vec</text:p>
          </table:table-cell>
          <table:table-cell office:value-type="string" calcext:value-type="string">
            <text:p>state vector, there needs to be the same number of elements as there are in the funcs array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urrent time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time step</text:p>
          </table:table-cell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intermediate variable used in the rk4 solution – output from funcs</text:p>
          </table:table-cell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intermediate variable used in the rk4 solution – output from funcs</text:p>
          </table:table-cell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intermediate variable used in the rk4 solution – output from funcs</text:p>
          </table:table-cell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intermediate variable used in the rk4 solution – output from func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d::vector&lt;double&gt;</text:p>
          </table:table-cell>
          <table:table-cell office:value-type="string" calcext:value-type="string">
            <text:p>state_vec_new</text:p>
          </table:table-cell>
          <table:table-cell office:value-type="string" calcext:value-type="string">
            <text:p>new state vector at time t + d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hsODE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def double (*rhsODE) (double t, std::vector&lt;double&gt; state_vecto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ODE is the in the form dx/dt = f(t,state_vec) where x is one of the variables in the state v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returns dx/dt at the specified time and stat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k4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::vector&lt;double&gt; rk4(rhsODE funcs, double dt, double t, std::vector&lt;double&gt; state_ve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4 calculates and returns the new state vector for the system (state_vec_new) at time t = t + d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acti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culate k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1 is a vector of intermediate state varia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ulated by evaluating funcs at the current time step and state vector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sODE(t, state_vec)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culate k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2 is a vector of intermediate state varia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ulated by evaluating func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sODE(t + dt/2, state_vec + dt/2 * k1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culate k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3 is a vector of intermediate state varia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ulated by evaluating func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sODE(t + dt/2, state_vec + dt/2 * k2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culate k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4 is a vector of intermediate state varia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culated by evaluating func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hsODE(t + dt, state_vec + dt * k3)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lculate state_vec_ne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_vec_new = state_vec + dt/6 * (k1 + 2*k2 + 2*k3 + k4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12-22T08:30:14.389176062</meta:creation-date>
    <dc:date>2014-12-22T09:16:22.846118614</dc:date>
    <dc:creator>James </dc:creator>
    <meta:editing-duration>PT37M9S</meta:editing-duration>
    <meta:editing-cycles>13</meta:editing-cycles>
    <meta:generator>LibreOffice/4.2.7.2$Linux_X86_64 LibreOffice_project/420m0$Build-2</meta:generator>
    <meta:document-statistic meta:table-count="1" meta:cell-count="67" meta:object-count="0"/>
  </office:meta>
</office:document-meta>
</file>